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8Num9">
      <style:text-properties fo:color="#0000ff"/>
    </style:style>
    <style:style style:name="P2" style:family="paragraph" style:parent-style-name="List_20_Paragraph">
      <style:text-properties style:use-window-font-color="true"/>
    </style:style>
    <style:style style:name="P3" style:family="paragraph" style:parent-style-name="List_20_Paragraph">
      <style:text-properties style:use-window-font-color="true" fo:background-color="transparent"/>
    </style:style>
    <style:style style:name="P4" style:family="paragraph" style:parent-style-name="List_20_Paragraph" style:list-style-name="L1">
      <style:text-properties style:use-window-font-color="true" fo:background-color="transparent"/>
    </style:style>
    <style:style style:name="P5" style:family="paragraph" style:parent-style-name="List_20_Paragraph" style:list-style-name="L1">
      <style:text-properties style:use-window-font-color="true"/>
    </style:style>
    <style:style style:name="P6" style:family="paragraph" style:parent-style-name="List_20_Paragraph" style:list-style-name="L5"/>
    <style:style style:name="P7" style:family="paragraph" style:parent-style-name="List_20_Paragraph">
      <style:paragraph-properties fo:margin-left="0in" fo:margin-right="0in" fo:text-indent="0in" style:auto-text-indent="false"/>
      <style:text-properties fo:color="#0000ff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use-window-font-color="true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style:use-window-font-color="true" fo:background-color="transparent"/>
    </style:style>
    <style:style style:name="P10" style:family="paragraph" style:parent-style-name="List_20_Paragraph" style:list-style-name="L1">
      <style:paragraph-properties fo:margin-left="0in" fo:margin-right="0in" fo:text-indent="0in" style:auto-text-indent="false"/>
      <style:text-properties style:use-window-font-color="true" fo:background-color="transparent"/>
    </style:style>
    <style:style style:name="P11" style:family="paragraph" style:parent-style-name="List_20_Paragraph" style:list-style-name="L1">
      <style:paragraph-properties fo:margin-left="0in" fo:margin-right="0in" fo:text-indent="0in" style:auto-text-indent="false"/>
      <style:text-properties style:use-window-font-color="true"/>
    </style:style>
    <style:style style:name="P12" style:family="paragraph" style:parent-style-name="List_20_Paragraph" style:list-style-name="L4">
      <style:paragraph-properties fo:margin-left="0in" fo:margin-right="0in" fo:text-indent="0in" style:auto-text-indent="false"/>
      <style:text-properties style:use-window-font-color="true"/>
    </style:style>
    <style:style style:name="P13" style:family="paragraph" style:parent-style-name="List_20_Paragraph" style:list-style-name="WW8Num9">
      <style:paragraph-properties fo:margin-left="0in" fo:margin-right="0in" fo:text-indent="0in" style:auto-text-indent="false"/>
      <style:text-properties style:use-window-font-color="true"/>
    </style:style>
    <style:style style:name="P14" style:family="paragraph" style:parent-style-name="List_20_Paragraph" style:list-style-name="WW8Num9">
      <style:paragraph-properties fo:margin-left="0in" fo:margin-right="0in" fo:text-indent="0in" style:auto-text-indent="false"/>
    </style:style>
    <style:style style:name="T1" style:family="text">
      <style:text-properties fo:background-color="transparent"/>
    </style:style>
    <style:style style:name="T2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ployment Build Process</text:p>
      <text:p text:style-name="P7"/>
      <text:list xml:id="list30424251" text:style-name="WW8Num9">
        <text:list-item>
          <text:list>
            <text:list-header>
              <text:p text:style-name="P14">APP_BUILDS</text:p>
            </text:list-header>
          </text:list>
        </text:list-item>
      </text:list>
      <text:p text:style-name="List_20_Paragraph">AB_ID</text:p>
      <text:p text:style-name="List_20_Paragraph">APP_ID</text:p>
      <text:p text:style-name="List_20_Paragraph">BUILD_ID</text:p>
      <text:p text:style-name="List_20_Paragraph">BUILD_DESC</text:p>
      <text:p text:style-name="List_20_Paragraph">BUILD_STATUS</text:p>
      <text:p text:style-name="List_20_Paragraph">BUILD_LOG</text:p>
      <text:p text:style-name="List_20_Paragraph">BUILD_ITEMS_INFO</text:p>
      <text:p text:style-name="List_20_Paragraph">CREATED_BY (login name)</text:p>
      <text:p text:style-name="List_20_Paragraph">CREATED_DATE</text:p>
      <text:p text:style-name="List_20_Paragraph">LAST_MODIFIED_BY (login name)</text:p>
      <text:p text:style-name="List_20_Paragraph">LAST_MODIFIED _DATE</text:p>
      <text:list xml:id="list40293124" text:continue-numbering="true" text:style-name="WW8Num9">
        <text:list-item>
          <text:list>
            <text:list-header>
              <text:p text:style-name="P14"/>
              <text:p text:style-name="P14">APP_BUILD_ITEMS</text:p>
            </text:list-header>
          </text:list>
        </text:list-item>
      </text:list>
      <text:p text:style-name="List_20_Paragraph">ABI_ID</text:p>
      <text:p text:style-name="List_20_Paragraph">AB_ID</text:p>
      <text:p text:style-name="List_20_Paragraph">CONTENT_CATEGORY (APPSOURCE/DDL/DML/etc)</text:p>
      <text:p text:style-name="List_20_Paragraph">CONTENT_TYPE (WFINFO, DTINFO, etc.)</text:p>
      <text:p text:style-name="List_20_Paragraph">CONTENT</text:p>
      <text:p text:style-name="P7"><text:tab/><text:span text:style-name="T2">FILENAME</text:span></text:p>
      <text:p text:style-name="P7"/>
      <text:p text:style-name="P8">ENVIRONMENT_SETUP</text:p>
      <text:p text:style-name="P2">CLIENT_ID</text:p>
      <text:p text:style-name="P2">ENV_CODE</text:p>
      <text:p text:style-name="P2">ENV_DESCRIPTION</text:p>
      <text:p text:style-name="P2">ENV_TYPE (SYSTEM/INTERNAL/EXTERNAL)</text:p>
      <text:p text:style-name="P8"/>
      <text:p text:style-name="P8">APP_DEPLOYMENT_<text:span text:style-name="T1">SETUP</text:span> (APP_ENV_SETUP)</text:p>
      <text:p text:style-name="P3">ADS_ID</text:p>
      <text:p text:style-name="P3">APP_ID</text:p>
      <text:p text:style-name="P3"><text:s/>ENV_CODE (TEST/DEMO/UAT/PROD) <text:s/></text:p>
      <text:p text:style-name="P3">DEPLOYMENT_DESC (Test1, Test2, Demo1, UAT, PROD)</text:p>
      <text:p text:style-name="P3"/>
      <text:list xml:id="list40298297" text:continue-numbering="true" text:style-name="WW8Num9">
        <text:list-item>
          <text:list>
            <text:list-header>
              <text:p text:style-name="P13">APP_RELEASES</text:p>
            </text:list-header>
          </text:list>
        </text:list-item>
      </text:list>
      <text:p text:style-name="P2">AR_ID</text:p>
      <text:p text:style-name="P2">RELEASE_NO</text:p>
      <text:p text:style-name="P2">RELEASE_COMMENTS</text:p>
      <text:p text:style-name="P2">BUILD_INFO</text:p>
      <text:p text:style-name="P2">RELEASE_NOTES</text:p>
      <text:p text:style-name="P2">STATUS</text:p>
      <text:p text:style-name="P9"><text:tab/>Consolidated Build Description (Editable)</text:p>
      <text:list xml:id="list39265347" text:style-name="L1">
        <text:list-item>
          <text:list>
            <text:list-header>
              <text:p text:style-name="P4"/>
              <text:p text:style-name="P10">CLIENT_APP_DEP_CONTAINER</text:p>
            </text:list-header>
          </text:list>
        </text:list-item>
      </text:list>
      <text:p text:style-name="P3">CADC_ID</text:p>
      <text:p text:style-name="P3">ADS_ID</text:p>
      <text:p text:style-name="P3">APP_ID</text:p>
      <text:p text:style-name="P3">PVDI_ID</text:p>
      <text:p text:style-name="P2"><text:soft-page-break/>CONTAINER_PORT_NO_JSON</text:p>
      <text:p text:style-name="P2">CONTAINER_NAME</text:p>
      <text:p text:style-name="P2">CEC_ID</text:p>
      <text:list xml:id="list40289845" text:continue-numbering="true" text:style-name="L1">
        <text:list-item>
          <text:list>
            <text:list-header>
              <text:p text:style-name="P5"/>
              <text:p text:style-name="P5"/>
              <text:p text:style-name="P11">APP_DEPLOYMENT_CONTROL</text:p>
            </text:list-header>
          </text:list>
        </text:list-item>
      </text:list>
      <text:p text:style-name="P2">ADC_ID</text:p>
      <text:p text:style-name="P2">ADS_ID (App Deployment Setup Id)</text:p>
      <text:p text:style-name="P2">CURRENT_AR_ID (App Build Id)</text:p>
      <text:p text:style-name="P2">PREVIOUS_AR_ID</text:p>
      <text:p text:style-name="P2">IS_CURRENT</text:p>
      <text:p text:style-name="P8"/>
      <text:list xml:id="list40291180" text:continue-list="list40298297" text:style-name="WW8Num9">
        <text:list-item>
          <text:list>
            <text:list-header>
              <text:p text:style-name="P14"/>
              <text:p text:style-name="P1"/>
              <text:p text:style-name="P13"/>
            </text:list-header>
          </text:list>
        </text:list-item>
      </text:list>
      <text:p text:style-name="P8"/>
      <text:p text:style-name="P8"/>
      <text:p text:style-name="P8">Build Process</text:p>
      <text:p text:style-name="P8"><text:tab/></text:p>
      <text:list xml:id="list39560734" text:style-name="L5">
        <text:list-item>
          <text:list>
            <text:list-item>
              <text:list>
                <text:list-item>
                  <text:p text:style-name="P6"><text:span text:style-name="T2">Build Generation</text:span></text:p>
                  <text:list>
                    <text:list-item>
                      <text:p text:style-name="P6"><text:span text:style-name="T2">Getting New Build ID</text:span></text:p>
                    </text:list-item>
                    <text:list-item>
                      <text:p text:style-name="P6"><text:span text:style-name="T2"/></text:p>
                    </text:list-item>
                  </text:list>
                </text:list-item>
              </text:list>
            </text:list-item>
          </text:list>
        </text:list-item>
      </text:list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P8"><text:tab/></text:p>
      <text:list xml:id="list39555317" text:style-name="L4">
        <text:list-header>
          <text:p text:style-name="P12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1-18T19:10:17.25</meta:creation-date>
    <dc:date>2015-11-18T20:13:43.24</dc:date>
    <meta:editing-duration>PT00H48M10S</meta:editing-duration>
    <meta:editing-cycles>8</meta:editing-cycles>
    <meta:generator>OpenOffice.org/3.2$Win32 OpenOffice.org_project/320m18$Build-9502</meta:generator>
    <meta:document-statistic meta:table-count="0" meta:image-count="0" meta:object-count="0" meta:page-count="2" meta:paragraph-count="57" meta:word-count="110" meta:character-count="932"/>
  </office:meta>
</office:document-meta>
</file>